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68cm" fo:min-width="1.568cm" fo:padding-top="0.1cm" fo:padding-bottom="0.1cm" fo:padding-left="0.1cm" fo:padding-right="0.1cm" fo:wrap-option="wrap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 fo:padding-top="0.1cm" fo:padding-bottom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fo:min-height="0.45cm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fo:min-height="0.55cm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fo:min-height="0.5cm" fo:padding-top="0.1cm" fo:padding-bottom="0.1cm" fo:padding-left="0.1cm" fo:padding-right="0.1cm"/>
    </style:style>
    <style:style style:name="gr7" style:family="graphic" style:parent-style-name="standard">
      <style:graphic-properties draw:stroke="none" svg:stroke-color="#000000" draw:fill="none" draw:fill-color="#ffffff" fo:min-height="0.789cm" fo:padding-top="0.1cm" fo:padding-bottom="0.1cm" fo:padding-left="0.1cm" fo:padding-right="0.1cm"/>
    </style:style>
    <style:style style:name="gr8" style:family="graphic" style:parent-style-name="standard">
      <style:graphic-properties draw:textarea-horizontal-align="justify" draw:textarea-vertical-align="middle" draw:auto-grow-height="false" fo:min-height="0.794cm" fo:min-width="2.676cm" fo:padding-top="0.1cm" fo:padding-bottom="0.1cm" fo:padding-left="0.1cm" fo:padding-right="0.1cm"/>
    </style:style>
    <style:style style:name="gr9" style:family="graphic" style:parent-style-name="objectwithoutfill">
      <style:graphic-properties draw:stroke="dash" draw:stroke-dash="Fine_20_Dashed" svg:stroke-color="#3465a4"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08cm" fo:min-width="0.508cm" fo:padding-top="0.1cm" fo:padding-bottom="0.1cm" fo:padding-left="0.1cm" fo:padding-right="0.1cm" fo:wrap-option="wrap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cm" svg:height="2.5cm" svg:x="5cm" svg:y="8.9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2.5cm" svg:height="2.5cm" svg:x="11.7cm" svg:y="14.7cm">
          <text:p text:style-name="P1"><text:span text:style-name="T1">OFF HOO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cm" svg:height="2.5cm" svg:x="11.8cm" svg:y="8.95cm">
          <text:p text:style-name="P1"><text:span text:style-name="T1">RING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3cm" svg:y1="6.3cm" svg:x2="6.31cm" svg:y2="9.004cm">
          <text:p/>
        </draw:line>
        <draw:frame draw:style-name="gr3" draw:text-style-name="P4" draw:layer="layout" svg:width="1.8cm" svg:height="0.6cm" svg:x="4cm" svg:y="1.9cm">
          <draw:text-box>
            <text:p text:style-name="P3"><text:span text:style-name="T1">App entry</text:span></text:p>
          </draw:text-box>
        </draw:frame>
        <draw:line draw:style-name="gr2" draw:text-style-name="P2" draw:layer="layout" svg:x1="6.2cm" svg:y1="11.4cm" svg:x2="6.2cm" svg:y2="13.8cm">
          <text:p/>
        </draw:line>
        <draw:frame draw:style-name="gr4" draw:text-style-name="P4" draw:layer="layout" svg:width="2.6cm" svg:height="0.65cm" svg:x="3.6cm" svg:y="13.35cm">
          <draw:text-box>
            <text:p text:style-name="P3"><text:span text:style-name="T1">App continues</text:span></text:p>
          </draw:text-box>
        </draw:frame>
        <draw:line draw:style-name="gr2" draw:text-style-name="P2" draw:layer="layout" svg:x1="13cm" svg:y1="6.2cm" svg:x2="13.025cm" svg:y2="9cm">
          <text:p/>
        </draw:line>
        <draw:line draw:style-name="gr2" draw:text-style-name="P2" draw:layer="layout" svg:x1="13cm" svg:y1="11.4cm" svg:x2="13cm" svg:y2="14.7cm">
          <text:p/>
        </draw:line>
        <draw:frame draw:style-name="gr5" draw:text-style-name="P4" draw:layer="layout" svg:width="3.9cm" svg:height="0.75cm" svg:x="13.1cm" svg:y="7.4cm">
          <draw:text-box>
            <text:p text:style-name="P3"><text:span text:style-name="T1">Listener detects ringing</text:span></text:p>
          </draw:text-box>
        </draw:frame>
        <draw:frame draw:style-name="gr6" draw:text-style-name="P4" draw:layer="layout" svg:width="4.1cm" svg:height="0.7cm" svg:x="13.078cm" svg:y="12.7cm">
          <draw:text-box>
            <text:p text:style-name="P3"><text:span text:style-name="T1">Listener detects off-hook</text:span></text:p>
          </draw:text-box>
        </draw:frame>
        <draw:connector draw:style-name="gr2" draw:text-style-name="P2" draw:layer="layout" draw:type="curve" svg:x1="11.7cm" svg:y1="15.95cm" svg:x2="7.5cm" svg:y2="10.2cm" draw:start-shape="id1" draw:start-glue-point="6" draw:end-shape="id2" draw:end-glue-point="10" svg:d="M11700 15950c-3150 0-1050-5750-4200-5750" svg:viewBox="0 0 4201 5751">
          <text:p/>
        </draw:connector>
        <draw:frame draw:style-name="gr7" draw:text-style-name="P4" draw:layer="layout" svg:width="2.7cm" svg:height="0.989cm" svg:x="7.2cm" svg:y="14.4cm">
          <draw:text-box>
            <text:p text:style-name="P3"><text:span text:style-name="T1">Listener detects</text:span></text:p>
            <text:p text:style-name="P3"><text:span text:style-name="T1">end off off-hook</text:span></text:p>
          </draw:text-box>
        </draw:frame>
        <draw:custom-shape draw:style-name="gr8" draw:text-style-name="P1" draw:layer="layout" svg:width="2.982cm" svg:height="1.1cm" draw:transform="skewX (0.0345575191894877) translate (4.838cm 5.2cm)">
          <text:p text:style-name="P1"><text:span text:style-name="T1">Listener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982cm" svg:height="1.1cm" draw:transform="skewX (0.0345575191894877) translate (11.553cm 5.2cm)">
          <text:p text:style-name="P1"><text:span text:style-name="T1">Listener 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7.8cm" svg:y1="5.8cm" svg:x2="11.6cm" svg:y2="5.8cm">
          <text:p/>
        </draw:line>
        <draw:custom-shape draw:style-name="gr10" draw:text-style-name="P1" draw:layer="layout" svg:width="1cm" svg:height="1cm" svg:x="5.8cm" svg:y="1.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3cm" svg:y1="2.7cm" svg:x2="6.3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08:09:06.622000000</meta:creation-date>
    <dc:date>2019-04-29T11:12:14.968000000</dc:date>
    <meta:editing-duration>PT3S</meta:editing-duration>
    <meta:editing-cycles>1</meta:editing-cycles>
    <meta:document-statistic meta:object-count="18"/>
    <meta:generator>LibreOffice/6.2.2.2$Windows_X86_64 LibreOffice_project/2b840030fec2aae0fd2658d8d4f9548af4e3518d</meta:generator>
  </office:meta>
</office:document-meta>
</file>